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draw:auto-grow-height="true" fo:min-height="17.935cm"/>
    </style:style>
    <style:style style:name="pr7" style:family="presentation" style:parent-style-name="Default-title">
      <style:graphic-properties fo:min-height="3.506cm"/>
    </style:style>
    <style:style style:name="P1" style:family="paragraph">
      <style:text-properties fo:font-size="20pt"/>
    </style:style>
    <style:style style:name="P2" style:family="paragraph">
      <style:text-properties fo:font-size="28pt"/>
    </style:style>
    <style:style style:name="P3" style:family="paragraph">
      <style:paragraph-properties fo:margin-top="0cm" fo:margin-bottom="0cm" style:text-autospace="none"/>
    </style:style>
    <style:style style:name="T1" style:family="text">
      <style:text-properties fo:font-size="24pt" style:font-size-asian="32pt" style:font-size-complex="32pt"/>
    </style:style>
    <style:style style:name="T2" style:family="text">
      <style:text-properties fo:font-size="20pt" style:font-size-asian="26pt" style:font-size-complex="26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fo:font-weight="normal" style:font-style-asian="italic" style:font-weight-asian="bold" style:font-style-complex="italic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fo:font-size="24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family="Consolas" style:font-style-name="Regular" style:font-family-generic="modern" style:font-pitch="fixed"/>
    </style:style>
    <style:style style:name="T10" style:family="text">
      <style:text-properties fo:font-style="italic" fo:font-weight="bold"/>
    </style:style>
    <style:style style:name="T11" style:family="text">
      <style:text-properties fo:font-style="italic"/>
    </style:style>
    <style:style style:name="T12" style:family="text">
      <style:text-properties fo:color="#0000ff" fo:font-family="Consolas" style:font-style-name="Bold" style:font-family-generic="modern" style:font-pitch="fixed" fo:font-size="15pt" fo:font-weight="bold" style:font-family-asian="Consolas" style:font-family-generic-asian="swiss" style:font-pitch-asian="fixed" style:font-size-asian="9.5pt" style:font-family-complex="Consolas" style:font-family-generic-complex="swiss" style:font-pitch-complex="fixed" style:font-size-complex="5.40000009536743pt"/>
    </style:style>
    <style:style style:name="T13" style:family="text">
      <style:text-properties fo:color="#000000" fo:font-family="Consolas" style:font-style-name="Bold" style:font-family-generic="modern" style:font-pitch="fixed" fo:font-size="15pt" fo:font-weight="bold" style:font-family-asian="Consolas" style:font-family-generic-asian="swiss" style:font-pitch-asian="fixed" style:font-size-asian="9.5pt" style:font-family-complex="Consolas" style:font-family-generic-complex="swiss" style:font-pitch-complex="fixed" style:font-size-complex="5.40000009536743pt"/>
    </style:style>
    <style:style style:name="T14" style:family="text">
      <style:text-properties fo:color="#2b91af" fo:font-family="Consolas" style:font-style-name="Bold" style:font-family-generic="modern" style:font-pitch="fixed" fo:font-size="15pt" fo:font-weight="bold" style:font-family-asian="Consolas" style:font-family-generic-asian="swiss" style:font-pitch-asian="fixed" style:font-size-asian="9.5pt" style:font-family-complex="Consolas" style:font-family-generic-complex="swiss" style:font-pitch-complex="fixed" style:font-size-complex="5.40000009536743pt"/>
    </style:style>
    <style:style style:name="T15" style:family="text">
      <style:text-properties fo:font-family="Consolas" style:font-style-name="Bold" style:font-family-generic="modern" style:font-pitch="fixed" fo:font-size="15pt" fo:font-weight="bold" style:font-size-asian="9.5pt" style:font-size-complex="5.40000009536743pt"/>
    </style:style>
    <style:style style:name="T16" style:family="text">
      <style:text-properties fo:font-size="22pt" style:font-size-asian="32pt" style:font-size-complex="32pt"/>
    </style:style>
    <style:style style:name="T17" style:family="text">
      <style:text-properties fo:font-size="40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From Galaxy Wars to generalized automated networking in Casanova</text:p>
            <text:p/>
            <text:p><text:span text:style-name="T1">Giuseppe Maggiore</text:span></text:p>
            <text:p><text:span text:style-name="T1"/></text:p>
            <text:p><text:span text:style-name="T2">Ca' Foscari/TUE</text:span><text:span text:style-name="T2"><text:line-break/></text:span><text:span text:style-name="T2">NHTV University of Breda</text:span></text:p>
            <text:p><text:span text:style-name="T2">Double Jung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 problem</text:p>
              </text:list-item>
              <text:list-item>
                <text:p>Galaxy Wars</text:p>
              </text:list-item>
              <text:list-item>
                <text:p>Casanova</text:p>
              </text:list-item>
              <text:list-item>
                <text:p>Networking in Galaxy Wars</text:p>
              </text:list-item>
              <text:list-item>
                <text:p>Generalized network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7.935cm" svg:x="1.4cm" svg:y="0.837cm" presentation:class="subtitle">
          <draw:text-box>
            <text:p>The problem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How do we put ourselves out of a job?</text:p>
              </text:list-item>
              <text:list-item>
                <text:p><text:span text:style-name="T3">Given some definition of a single-player game, how do we automate the networking code?</text:span></text:p>
                <text:list>
                  <text:list-item>
                    <text:p><text:span text:style-name="T4">Caveat: classic, host-client architecture on the Internet for real-time gam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imilar problems have been addressed already</text:p>
                <text:list>
                  <text:list-item>
                    <text:p>RPC</text:p>
                  </text:list-item>
                  <text:list-item>
                    <text:p>Serialization</text:p>
                  </text:list-item>
                  <text:list-item>
                    <text:p>Networked strea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sing such tools is tempting though</text:p>
                <text:list>
                  <text:list-item>
                    <text:p>Almost no code to write</text:p>
                  </text:list-item>
                  <text:list-item>
                    <text:p>Can even reuse the code for save/lo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poiler alert: <text:span text:style-name="T5">does not work</text:span>!</text:p>
              </text:list-item>
              <text:list-item>
                <text:p>These techniques are <text:span text:style-name="T5">not built for games</text:span><text:span text:style-name="T6">, and it shows:</text:span></text:p>
                <text:list>
                  <text:list-item>
                    <text:p><text:span text:style-name="T6">Too slow</text:span></text:p>
                  </text:list-item>
                  <text:list-item>
                    <text:p>Too much bandwidth</text:p>
                  </text:list-item>
                  <text:list-item>
                    <text:p>Focus on correct transfers</text:p>
                  </text:list-item>
                  <text:list-item>
                    <text:p>No partial answ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nce again:</text:p>
                <text:list>
                  <text:list-item>
                    <text:p>Maintain the simplicity of existing networking libraries</text:p>
                  </text:list-item>
                  <text:list-item>
                    <text:p>Maintain the performance of a hand-written library</text:p>
                  </text:list-item>
                  <text:list-item>
                    <text:p>Maintain control over the essential parame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Galaxy War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Upcoming strategy game</text:p>
              </text:list-item>
              <text:list-item>
                <text:p>Inspired by Risk!</text:p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Up to eight players</text:span></text:p>
                <text:list>
                  <text:list-item>
                    <text:p><text:span text:style-name="T8">Input events</text:span></text:p>
                  </text:list-item>
                  <text:list-item>
                    <text:p><text:span text:style-name="T8">Charge for special actions</text:span></text:p>
                  </text:list-item>
                </text:list>
              </text:list-item>
              <text:list-item>
                <text:p><text:span text:style-name="T7">Up to 80 eighty planets</text:span></text:p>
                <text:list>
                  <text:list-item>
                    <text:p><text:span text:style-name="T8">Ship production</text:span></text:p>
                  </text:list-item>
                  <text:list-item>
                    <text:p><text:span text:style-name="T8">Special actions</text:span></text:p>
                  </text:list-item>
                </text:list>
              </text:list-item>
              <text:list-item>
                <text:p><text:span text:style-name="T7">Up to 400 ships per player</text:span></text:p>
                <text:list>
                  <text:list-item>
                    <text:p><text:span text:style-name="T8">Movement</text:span></text:p>
                  </text:list-item>
                  <text:list-item>
                    <text:p><text:span text:style-name="T8">Battles</text:span></text:p>
                  </text:list-item>
                </text:list>
              </text:list-item>
              <text:list-item>
                <text:p><text:span text:style-name="T7">60 frames per second</text:span></text:p>
              </text:list-item>
            </text:list>
          </draw:text-box>
        </draw:frame>
        <draw:frame presentation:style-name="pr7" draw:layer="layout" svg:width="25.199cm" svg:height="3.506cm" svg:x="1.4cm" svg:y="0.837cm" presentation:class="title">
          <draw:text-box>
            <text:p>Galaxy Wars by the numbers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Galaxy Wars by the number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velopment numbers</text:p>
              </text:list-item>
              <text:list-item>
                <text:p>Coding</text:p>
                <text:list>
                  <text:list-item>
                    <text:p>VSTeam (4.5 people)</text:p>
                  </text:list-item>
                </text:list>
              </text:list-item>
              <text:list-item>
                <text:p>Art</text:p>
                <text:list>
                  <text:list-item>
                    <text:p>AIV (5 people)</text:p>
                  </text:list-item>
                </text:list>
              </text:list-item>
              <text:list-item>
                <text:p>Production</text:p>
                <text:list>
                  <text:list-item>
                    <text:p>Double Jungle (2 peop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Budget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Hahah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Networking budget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Hahahahah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Cheap is goo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e can sacrifice</text:p>
                <text:list>
                  <text:list-item>
                    <text:p>Some performance</text:p>
                  </text:list-item>
                  <text:list-item>
                    <text:p>Some bandwidth</text:p>
                  </text:list-item>
                  <text:list-item>
                    <text:p>Some lag</text:p>
                  </text:list-item>
                </text:list>
              </text:list-item>
              <text:list-item>
                <text:p>As long as we do it quickly</text:p>
              </text:list-item>
              <text:list-item>
                <text:p>As long as we do it correct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Cheap is goo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utomation seems to be the answer then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Casanova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What is Casanova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utomation library for games</text:p>
              </text:list-item>
              <text:list-item>
                <text:p>Started out for game logic, input, and AI</text:p>
              </text:list-item>
              <text:list-item>
                <text:p>Expanded into rendering</text:p>
              </text:list-item>
              <text:list-item>
                <text:p>Is now going into network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Casanova</text:p>
          </draw:text-box>
        </draw:frame>
        <draw:frame presentation:style-name="pr4" draw:layer="layout" svg:width="25.199cm" svg:height="13.878cm" svg:x="1.4cm" svg:y="4.914cm" presentation:class="outline">
          <draw:text-box>
            <text:list text:style-name="L2">
              <text:list-item>
                <text:p>It was conceived as a programming language</text:p>
              </text:list-item>
              <text:list-item>
                <text:p>No shackles, no conventions to follow</text:p>
                <text:list>
                  <text:list-item>
                    <text:p>At least on the whiteboard</text:p>
                  </text:list-item>
                  <text:list-item>
                    <text:p>Encourage radical ideas</text:p>
                  </text:list-item>
                  <text:list-item>
                    <text:p>Implementation comes after</text:p>
                  </text:list-item>
                </text:list>
              </text:list-item>
              <text:list-item>
                <text:p>Building a language is hard</text:p>
                <text:list>
                  <text:list-item>
                    <text:p>Not just the compiler</text:p>
                  </text:list-item>
                  <text:list-item>
                    <text:p>Tools, debuggers, interfaces with other languages</text:p>
                  </text:list-item>
                  <text:list-item>
                    <text:p>I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Casanova librar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econd step was to build a Casanova library</text:p>
              </text:list-item>
              <text:list-item>
                <text:p>Far less pretty than the language</text:p>
                <text:list>
                  <text:list-item>
                    <text:p><text:span text:style-name="T9">rule X.Y = …</text:span></text:p>
                  </text:list-item>
                  <text:list-item>
                    <text:p><text:span text:style-name="T9">static member XYRule = …</text:span></text:p>
                  </text:list-item>
                </text:list>
              </text:list-item>
              <text:list-item>
                <text:p>Assembly generation on the f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Casanova librar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 Casanova library is:</text:p>
                <text:list>
                  <text:list-item>
                    <text:p>Pervasive</text:p>
                  </text:list-item>
                  <text:list-item>
                    <text:p>Easy to use</text:p>
                  </text:list-item>
                  <text:list-item>
                    <text:p>High level</text:p>
                  </text:list-item>
                  <text:list-item>
                    <text:p>Game cente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Main idea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 game world</text:p>
                <text:list>
                  <text:list-item>
                    <text:p>What is represented and what is not</text:p>
                  </text:list-item>
                </text:list>
              </text:list-item>
              <text:list-item>
                <text:p>The game rules</text:p>
                <text:list>
                  <text:list-item>
                    <text:p>How every element of the world updates <text:span text:style-name="T10">itself</text:span></text:p>
                  </text:list-item>
                </text:list>
              </text:list-item>
              <text:list-item>
                <text:p>The game scripts</text:p>
                <text:list>
                  <text:list-item>
                    <text:p>State machines, timers, and input manag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Sampl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ouncing balls</text:p>
              </text:list-item>
              <text:list-item>
                <text:p>Evolutionary AI RTS</text:p>
              </text:list-item>
              <text:list-item>
                <text:p>Virtual c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Does it scale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alaxy Wars is mostly made in Casanova</text:p>
                <text:list>
                  <text:list-item>
                    <text:p>Started as an experiment</text:p>
                  </text:list-item>
                  <text:list-item>
                    <text:p>Ended up being the testbed of Casanova techniques</text:p>
                    <text:list>
                      <text:list-item>
                        <text:p>Rules</text:p>
                      </text:list-item>
                      <text:list-item>
                        <text:p>Input</text:p>
                      </text:list-item>
                      <text:list-item>
                        <text:p>Rendering</text:p>
                      </text:list-item>
                      <text:list-item>
                        <text:p>Menus</text:p>
                      </text:list-item>
                      <text:list-item>
                        <text:p>Networking</text:p>
                      </text:list-item>
                    </text:list>
                  </text:list-item>
                  <text:list-item>
                    <text:p>In some sense, Galaxy Wars <text:span text:style-name="T11">is</text:span> Casanov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6" draw:layer="layout" svg:width="25.199cm" svg:height="17.935cm" svg:x="1.4cm" svg:y="0.837cm" presentation:class="subtitle">
          <draw:text-box>
            <text:p>Back to networking in Galaxy Wars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naïve approach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7">Up to eight players</text:span></text:p>
              </text:list-item>
              <text:list-item>
                <text:p><text:span text:style-name="T7">Up to 80 eighty planets</text:span></text:p>
              </text:list-item>
              <text:list-item>
                <text:p><text:span text:style-name="T7">Up to 400 ships per player</text:span></text:p>
              </text:list-item>
              <text:list-item>
                <text:p><text:span text:style-name="T7">Result for one frame is</text:span></text:p>
                <text:list>
                  <text:list-item>
                    <text:p><text:span text:style-name="T7">Worst case: 8 * 16 + 80 * 40 + 400 * 20 bytes = 170 KB</text:span></text:p>
                  </text:list-item>
                  <text:list-item>
                    <text:p><text:span text:style-name="T7">Average case: 8 * 16 + 80 * 40 + 50 * 20 bytes = 163 KB</text:span></text:p>
                  </text:list-item>
                </text:list>
              </text:list-item>
              <text:list-item>
                <text:p><text:span text:style-name="T7">At 60 fps equals roughly 10 MB/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Can we use that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Nope</text:p>
              </text:list-item>
              <text:list-item>
                <text:p>Barely on a WLAN</text:p>
              </text:list-item>
              <text:list-item>
                <text:p>Recommended bandwidth usage is 8kb/s</text:p>
                <text:list>
                  <text:list-item>
                    <text:p>At 170 KB/frame, we would synchronize the game every 21 seconds to maintain the 8kb/s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Let's suffer a bit, all together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is is more or less the code required</text:p>
              </text:list-item>
            </text:list>
            <text:p text:style-name="P3"><text:span text:style-name="T12">class</text:span><text:span text:style-name="T13"> </text:span><text:span text:style-name="T14">Networking</text:span></text:p>
            <text:p text:style-name="P3"><text:span text:style-name="T15">{</text:span></text:p>
            <text:p text:style-name="P3"><text:span text:style-name="T13"><text:s text:c="2"/></text:span><text:span text:style-name="T12">static</text:span><text:span text:style-name="T13"> </text:span><text:span text:style-name="T12">void</text:span><text:span text:style-name="T13"> HostToClient(World world, Client c)</text:span></text:p>
            <text:p text:style-name="P3"><text:span text:style-name="T15"><text:s text:c="2"/></text:span><text:span text:style-name="T15">{</text:span></text:p>
            <text:p text:style-name="P3"><text:span text:style-name="T13"><text:s text:c="4"/></text:span><text:span text:style-name="T12">var</text:span><text:span text:style-name="T13"> stream = NetStreamWriter(c);</text:span></text:p>
            <text:p text:style-name="P3"><text:span text:style-name="T15"><text:s text:c="4"/></text:span><text:span text:style-name="T15">stream.Write(world);</text:span></text:p>
            <text:p text:style-name="P3"><text:span text:style-name="T15"><text:s text:c="2"/></text:span><text:span text:style-name="T15">}</text:span></text:p>
            <text:p text:style-name="P3"><text:span text:style-name="T15"/></text:p>
            <text:p text:style-name="P3"><text:span text:style-name="T13"><text:s text:c="2"/></text:span><text:span text:style-name="T12">static</text:span><text:span text:style-name="T13"> World ClientFromWorld(Client c)</text:span></text:p>
            <text:p text:style-name="P3"><text:span text:style-name="T15"><text:s text:c="2"/></text:span><text:span text:style-name="T15">{</text:span></text:p>
            <text:p text:style-name="P3"><text:span text:style-name="T13"><text:s text:c="4"/></text:span><text:span text:style-name="T12">var</text:span><text:span text:style-name="T13"> stream = NetStreamReader(c);</text:span></text:p>
            <text:p text:style-name="P3"><text:span text:style-name="T13"><text:s text:c="4"/></text:span><text:span text:style-name="T12">return</text:span><text:span text:style-name="T13"> stream.Read() </text:span><text:span text:style-name="T12">as</text:span><text:span text:style-name="T13"> World;</text:span></text:p>
            <text:p text:style-name="P3"><text:span text:style-name="T15"><text:s text:c="2"/></text:span><text:span text:style-name="T15">}</text:span></text:p>
            <text:p text:style-name="P3"><text:span text:style-name="T1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A general approach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spired from real-time video codecs</text:p>
                <text:list>
                  <text:list-item>
                    <text:p>In case of no client input, it is almost exactly the same problem!</text:p>
                  </text:list-item>
                </text:list>
              </text:list-item>
              <text:list-item>
                <text:p>Main transfers of the game world</text:p>
                <text:list>
                  <text:list-item>
                    <text:p>Key-frames (send whole entities)</text:p>
                  </text:list-item>
                  <text:list-item>
                    <text:p>Incremental-frames (send delta from last key-frame)</text:p>
                  </text:list-item>
                  <text:list-item>
                    <text:p>KFs are sent rarely (every few seconds)</text:p>
                  </text:list-item>
                  <text:list-item>
                    <text:p>IFs are sent very often (10 to 20 Hz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Main transfers of the game worl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Reliability in transfers is not needed</text:p>
                <text:list>
                  <text:list-item>
                    <text:p>KFs are slightly redundant (same entity)</text:p>
                  </text:list-item>
                  <text:list-item>
                    <text:p>High resilience to IF loss</text:p>
                  </text:list-item>
                  <text:list-item>
                    <text:p>Some resilience to KF lo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Input transfer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Very important</text:p>
                <text:list>
                  <text:list-item>
                    <text:p>Reliable transmissions of input action parameters</text:p>
                  </text:list-item>
                  <text:list-item>
                    <text:p>No way around that</text:p>
                  </text:list-item>
                  <text:list-item>
                    <text:p>Give immediate local feedback</text:p>
                  </text:list-item>
                  <text:list-item>
                    <text:p>Wait for the next KF or IF to see local effect</text:p>
                    <text:list>
                      <text:list-item>
                        <text:p>Host creates KF after input is received</text:p>
                      </text:list-item>
                      <text:list-item>
                        <text:p>So everybody gets a chance to see it quickl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Coding all this</text:p>
          </draw:text-box>
        </draw:frame>
        <draw:frame presentation:style-name="pr4" draw:layer="layout" svg:width="25.199cm" svg:height="13.859cm" svg:x="1.4cm" svg:y="5.014cm" presentation:class="outline" presentation:user-transformed="true">
          <draw:text-box>
            <text:list text:style-name="L2">
              <text:list-item>
                <text:p>Partition the world in:</text:p>
                <text:list>
                  <text:list-item>
                    <text:p>Constants (transfer only in KFs)</text:p>
                  </text:list-item>
                  <text:list-item>
                    <text:p>Variables updated by rules or scripts</text:p>
                    <text:list>
                      <text:list-item>
                        <text:p>Locally (transfer only in KFs)</text:p>
                      </text:list-item>
                      <text:list-item>
                        <text:p>Synchronized (transfer both in KFs and Ifs)</text:p>
                      </text:list-item>
                    </text:list>
                  </text:list-item>
                </text:list>
              </text:list-item>
              <text:list-item>
                <text:p>Client-side scripts and rules are all run</text:p>
                <text:list>
                  <text:list-item>
                    <text:p>Cannot modify all synchronized values</text:p>
                  </text:list-item>
                  <text:list-item>
                    <text:p>They make up client-side predi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Transfer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ow-level transfers batch lots of KFs and IFs together</text:p>
                <text:list>
                  <text:list-item>
                    <text:p>Frames are referred to single entities</text:p>
                  </text:list-item>
                  <text:list-item>
                    <text:p>May send a KF of a new ship, and an IF of another created a few seconds ago</text:p>
                  </text:list-item>
                  <text:list-item>
                    <text:p>Lots of unique identifiers</text:p>
                  </text:list-item>
                </text:list>
              </text:list-item>
              <text:list-item>
                <text:p>Input is a hand-made RPC</text:p>
                <text:list>
                  <text:list-item>
                    <text:p>Keep sending for a couple of secon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Autom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Autom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an we really automate this?</text:p>
                <text:list>
                  <text:list-item>
                    <text:p>Yes, we can!</text:p>
                  </text:list-item>
                  <text:list-item>
                    <text:p>We already inspect the game world for updating and drawing</text:p>
                  </text:list-item>
                  <text:list-item>
                    <text:p>We inspect it for sending and receiv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Contro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 developer needs to control what is sent and how often</text:p>
                <text:list>
                  <text:list-item>
                    <text:p>Not all entities are sent in KFs as often</text:p>
                  </text:list-item>
                  <text:list-item>
                    <text:p>Not all entities are sent in IFs</text:p>
                  </text:list-item>
                  <text:list-item>
                    <text:p>Attributes specify </text:p>
                    <text:list>
                      <text:list-item>
                        <text:p>If entity is synchronized in Kfs</text:p>
                      </text:list-item>
                      <text:list-item>
                        <text:p>How often it is synchronized</text:p>
                      </text:list-item>
                      <text:list-item>
                        <text:p>If input event is synchronized</text:p>
                      </text:list-item>
                      <text:list-item>
                        <text:p>With what persiste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Sparse issu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is framework can also express</text:p>
                <text:list>
                  <text:list-item>
                    <text:p>Lobby, chat, and other connection protocols</text:p>
                    <text:list>
                      <text:list-item>
                        <text:p>“Join a game”, “Start game”, etc. all become input events</text:p>
                      </text:list-item>
                    </text:list>
                  </text:list-item>
                </text:list>
              </text:list-item>
              <text:list-item>
                <text:p>This framework assumes</text:p>
                <text:list>
                  <text:list-item>
                    <text:p>A tracking server that saves us from routing trou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Automation is not done ye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ut we are getting there quickly!</text:p>
              </text:list-item>
              <text:list-item>
                <text:p>[[[DEMO]]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Conclusions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ith Galaxy Wars we experimented a way of coding networking that is</text:p>
                <text:list>
                  <text:list-item>
                    <text:p>Based on the excellent standard of video codecs</text:p>
                  </text:list-item>
                  <text:list-item>
                    <text:p>Fast to write</text:p>
                  </text:list-item>
                  <text:list-item>
                    <text:p>High performance</text:p>
                  </text:list-item>
                  <text:list-item>
                    <text:p>Simple to automate</text:p>
                  </text:list-item>
                </text:list>
              </text:list-item>
              <text:list-item>
                <text:p>Casanova is replicating this</text:p>
                <text:list>
                  <text:list-item>
                    <text:p>Basic synchronization is working already</text:p>
                  </text:list-item>
                </text:list>
              </text:list-item>
              <text:list-item>
                <text:p>We still need tracking server suppor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Conclusions/2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mputer languages are powerful thought-shapers</text:p>
              </text:list-item>
              <text:list-item>
                <text:p>There are very few that care about games and real-time applications</text:p>
                <text:list>
                  <text:list-item>
                    <text:p>And yet there are always more such applications</text:p>
                  </text:list-item>
                </text:list>
              </text:list-item>
              <text:list-item>
                <text:p>It's up to us</text:p>
                <text:list>
                  <text:list-item>
                    <text:p>Let's build the next generation of languages for gam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<text:span text:style-name="T16"><text:a xlink:href="mailto:giuseppemag@gmail.com">giuseppemag@gmail.com</text:a></text:span></text:p>
            <text:p><text:span text:style-name="T16"><text:a xlink:href="http://casanova.codeplex.com/">http://casanova.codeplex.com</text:a></text:span></text:p>
            <text:p><text:span text:style-name="T16"><text:a xlink:href="http://vsteam2010.codeplex.com/releases">http://vsteam2010.codeplex.com/releases</text:a></text:span><text:span text:style-name="T16"> </text:span></text:p>
            <text:p><text:span text:style-name="T16"/></text:p>
            <text:p><text:span text:style-name="T16"/></text:p>
            <text:p>This is it!</text:p>
            <text:p><text:span text:style-name="T17">THANK YO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1T09:24:19.91</meta:creation-date>
    <meta:editing-duration>PT1H30M7S</meta:editing-duration>
    <meta:editing-cycles>30</meta:editing-cycles>
    <dc:date>2012-11-22T09:40:34.04</dc:date>
    <meta:generator>OpenOffice.org/3.4.1$Win32 OpenOffice.org_project/341m1$Build-9593</meta:generator>
    <meta:document-statistic meta:object-count="178"/>
  </office:meta>
</office:document-meta>
</file>